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965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84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420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/IT 490WD</text:p>
          </table:table-cell>
          <table:covered-table-cell table:number-columns-repeated="2"/>
          <table:table-cell office:value-type="string">
            <text:p>Rachel J. Morris</text:p>
          </table:table-cell>
        </table:table-row>
        <table:table-row table:style-name="ro1">
          <table:table-cell table:style-name="ce1" office:value-type="string" table:number-columns-spanned="3" table:number-rows-spanned="1">
            <text:p>Fall 201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5:30 pm – 6:45 pm</text:p>
          </table:table-cell>
          <table:covered-table-cell table:number-columns-repeated="2"/>
          <table:table-cell/>
        </table:table-row>
        <table:table-row table:style-name="ro2">
          <table:table-cell table:style-name="ce1" office:value-type="string" table:number-columns-spanned="3" table:number-rows-spanned="1">
            <text:p>Classes begin on August 19th and end on December 6th. Final exam is Tuesday, Dec. 10, 5:45-7:45 p.m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office:value-type="date" office:date-value="2013-08-20">
            <text:p>2013-08-20</text:p>
          </table:table-cell>
          <table:table-cell office:value-type="string">
            <text:p>Tuesday</text:p>
          </table:table-cell>
          <table:table-cell office:value-type="string">
            <text:p>Syllabus, organize groups, project management</text:p>
          </table:table-cell>
          <table:table-cell/>
        </table:table-row>
        <table:table-row table:style-name="ro1">
          <table:table-cell table:style-name="ce4" table:formula="of:=[.A7]+2" office:value-type="date" office:date-value="2013-08-22">
            <text:p>2013-08-22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6]+1" office:value-type="float" office:value="2">
            <text:p>2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7]+7" office:value-type="date" office:date-value="2013-08-27">
            <text:p>2013-08-27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8]+7" office:value-type="date" office:date-value="2013-08-29">
            <text:p>2013-08-29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10]+1" office:value-type="float" office:value="3">
            <text:p>3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11]+7" office:value-type="date" office:date-value="2013-09-03">
            <text:p>2013-09-03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12]+7" office:value-type="date" office:date-value="2013-09-05">
            <text:p>2013-09-05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14]+1" office:value-type="float" office:value="4">
            <text:p>4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15]+7" office:value-type="date" office:date-value="2013-09-10">
            <text:p>2013-09-10</text:p>
          </table:table-cell>
          <table:table-cell office:value-type="string">
            <text:p>Tuesday</text:p>
          </table:table-cell>
          <table:table-cell/>
          <table:table-cell table:style-name="Default"/>
        </table:table-row>
        <table:table-row table:style-name="ro1">
          <table:table-cell table:style-name="ce4" table:formula="of:=[.A16]+7" office:value-type="date" office:date-value="2013-09-12">
            <text:p>2013-09-12</text:p>
          </table:table-cell>
          <table:table-cell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18]+1" office:value-type="float" office:value="5">
            <text:p>5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19]+7" office:value-type="date" office:date-value="2013-09-17">
            <text:p>2013-09-17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0]+7" office:value-type="date" office:date-value="2013-09-19">
            <text:p>2013-09-19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22]+1" office:value-type="float" office:value="6">
            <text:p>6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23]+7" office:value-type="date" office:date-value="2013-09-24">
            <text:p>2013-09-24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4]+7" office:value-type="date" office:date-value="2013-09-26">
            <text:p>2013-09-26</text:p>
          </table:table-cell>
          <table:table-cell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26]+1" office:value-type="float" office:value="7">
            <text:p>7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27]+7" office:value-type="date" office:date-value="2013-10-01">
            <text:p>2013-10-01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8]+7" office:value-type="date" office:date-value="2013-10-03">
            <text:p>2013-10-03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30]+1" office:value-type="float" office:value="8">
            <text:p>8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31]+7" office:value-type="date" office:date-value="2013-10-08">
            <text:p>2013-10-08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32]+7" office:value-type="date" office:date-value="2013-10-10">
            <text:p>2013-10-10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34]+1" office:value-type="float" office:value="9">
            <text:p>9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35]+7" office:value-type="date" office:date-value="2013-10-15">
            <text:p>2013-10-15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39]+2" office:value-type="date" office:date-value="2013-10-17">
            <text:p>2013-10-17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38]+1" office:value-type="float" office:value="10">
            <text:p>10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39]+7" office:value-type="date" office:date-value="2013-10-22">
            <text:p>2013-10-22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40]+7" office:value-type="date" office:date-value="2013-10-24">
            <text:p>2013-10-24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42]+1" office:value-type="float" office:value="11">
            <text:p>11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43]+7" office:value-type="date" office:date-value="2013-10-29">
            <text:p>2013-10-29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44]+7" office:value-type="date" office:date-value="2013-10-31">
            <text:p>2013-10-31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46]+1" office:value-type="float" office:value="12">
            <text:p>12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47]+7" office:value-type="date" office:date-value="2013-11-05">
            <text:p>2013-11-05</text:p>
          </table:table-cell>
          <table:table-cell office:value-type="string">
            <text:p>Tuesday</text:p>
          </table:table-cell>
          <table:table-cell/>
          <table:table-cell table:style-name="Default"/>
        </table:table-row>
        <table:table-row table:style-name="ro1">
          <table:table-cell table:style-name="ce4" table:formula="of:=[.A48]+7" office:value-type="date" office:date-value="2013-11-07">
            <text:p>2013-11-07</text:p>
          </table:table-cell>
          <table:table-cell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50]+1" office:value-type="float" office:value="13">
            <text:p>13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51]+7" office:value-type="date" office:date-value="2013-11-12">
            <text:p>2013-11-12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52]+7" office:value-type="date" office:date-value="2013-11-14">
            <text:p>2013-11-14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54]+1" office:value-type="float" office:value="14">
            <text:p>14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55]+7" office:value-type="date" office:date-value="2013-11-19">
            <text:p>2013-11-19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56]+7" office:value-type="date" office:date-value="2013-11-21">
            <text:p>2013-11-21</text:p>
          </table:table-cell>
          <table:table-cell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58]+1" office:value-type="float" office:value="15">
            <text:p>15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59]+7" office:value-type="date" office:date-value="2013-11-26">
            <text:p>2013-11-26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60]+7" office:value-type="date" office:date-value="2013-11-28">
            <text:p>2013-11-28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7" table:formula="of:=[.B62]+1" office:value-type="float" office:value="16">
            <text:p>16</text:p>
          </table:table-cell>
          <table:table-cell table:style-name="ce9" office:value-type="string">
            <text:p>Topics</text:p>
          </table:table-cell>
          <table:table-cell table:style-name="ce3" office:value-type="string">
            <text:p>Work</text:p>
          </table:table-cell>
        </table:table-row>
        <table:table-row table:style-name="ro1">
          <table:table-cell table:style-name="ce4" table:formula="of:=[.A63]+7" office:value-type="date" office:date-value="2013-12-03">
            <text:p>2013-12-03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64]+7" office:value-type="date" office:date-value="2013-12-05">
            <text:p>2013-12-05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date" office:date-value="2013-12-10">
            <text:p>2013-12-10</text:p>
          </table:table-cell>
          <table:table-cell table:style-name="ce8"/>
          <table:table-cell table:style-name="ce10" office:value-type="string">
            <text:p>5:45 – 7:45 pm FINAL EXAM</text:p>
          </table:table-cell>
          <table:table-cell table:style-name="ce11"/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7-23T12:08:24</dc:date>
    <meta:editing-duration>PT30M7S</meta:editing-duration>
    <meta:editing-cycles>56</meta:editing-cycles>
    <meta:document-statistic meta:table-count="1" meta:cell-count="136" meta:object-count="0"/>
  </office:meta>
</office:document-meta>
</file>